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'courier new', monospace"/>
    <style:font-face style:name="OpenSymbol" svg:font-family="OpenSymbol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style:font-name="Arial1"/>
    </style:style>
    <style:style style:name="P5" style:family="paragraph" style:parent-style-name="Text_20_body">
      <style:text-properties style:font-name="Arial1"/>
    </style:style>
    <style:style style:name="P6" style:family="paragraph" style:parent-style-name="Text_20_body">
      <style:text-properties style:font-name="Arial1" fo:font-size="15pt" fo:font-weight="bold" style:font-size-asian="15pt" style:font-weight-asian="bold" style:font-size-complex="15pt" style:font-weight-complex="bold"/>
    </style:style>
    <style:style style:name="P7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6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-left="0.503cm" fo:padding-right="0.503cm" fo:padding-top="0.212cm" fo:padding-bottom="0.212cm" fo:border="0.002cm solid #04aa6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13" style:family="paragraph" style:parent-style-name="Text_20_body">
      <style:paragraph-properties fo:break-before="page"/>
      <style:text-properties style:font-name="Arial1" fo:font-size="15pt" fo:font-weight="bold" style:font-size-asian="15pt" style:font-weight-asian="bold" style:font-size-complex="15pt" style:font-weight-complex="bold"/>
    </style:style>
    <style:style style:name="P14" style:family="paragraph" style:parent-style-name="Text_20_body" style:list-style-name="L6">
      <style:paragraph-properties fo:margin-top="0cm" fo:margin-bottom="0cm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cm" fo:orphans="2" fo:widows="2" fo:background-color="transparent" fo:padding="0cm" fo:border="none">
        <style:background-image/>
      </style:paragraph-properties>
    </style:style>
    <style:style style:name="P16" style:family="paragraph" style:parent-style-name="Text_20_body" style:list-style-name="L5">
      <style:paragraph-properties fo:orphans="2" fo:widows="2" fo:background-color="transparent" fo:padding="0cm" fo:border="none">
        <style:background-image/>
      </style:paragraph-properties>
    </style:style>
    <style:style style:name="P17" style:family="paragraph" style:parent-style-name="Heading_20_2">
      <style:text-properties fo:font-variant="normal" fo:text-transform="none" fo:color="#000000" style:font-name="Arial1" fo:font-size="24pt" fo:letter-spacing="normal" fo:font-style="normal" fo:font-weight="normal"/>
    </style:style>
    <style:style style:name="P18" style:family="paragraph" style:parent-style-name="Heading_20_2">
      <style:paragraph-properties fo:break-before="page"/>
      <style:text-properties fo:font-variant="normal" fo:text-transform="none" fo:color="#000000" style:font-name="Segoe UI" fo:font-size="24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Heading_20_1">
      <style:paragraph-properties fo:break-before="page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Segoe UI" fo:font-size="31.5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Segoe UI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fo:background-color="#d9eee1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ffffff" style:text-line-through-style="none" style:font-name="Source Sans Pro" fo:font-size="13.5pt" fo:letter-spacing="normal" fo:font-style="normal" style:text-underline-style="none" fo:font-weight="normal" style:text-blinking="false" fo:background-color="#04aa6d"/>
    </style:style>
    <style:style style:name="T8" style:family="text">
      <style:text-properties fo:font-variant="normal" fo:text-transform="none" fo:color="#ffffff" style:text-line-through-style="none" fo:letter-spacing="normal" style:text-underline-style="none" style:text-blinking="false" fo:background-color="#04aa6d"/>
    </style:style>
    <style:style style:name="T9" style:family="text">
      <style:text-properties fo:font-variant="normal" fo:text-transform="none" fo:color="#dc143c" style:font-name="Consolas" fo:font-size="11.25pt" fo:letter-spacing="normal" fo:font-style="normal" fo:font-weight="normal"/>
    </style:style>
    <style:style style:name="T10" style:family="text">
      <style:text-properties fo:font-variant="normal" fo:text-transform="none" fo:color="#dc143c" style:font-name="Consolas" fo:font-size="11.25pt" fo:letter-spacing="normal" fo:font-style="normal" fo:font-weight="normal" fo:background-color="#d9eee1"/>
    </style:style>
    <style:style style:name="T11" style:family="text">
      <style:text-properties style:font-name="Segoe UI"/>
    </style:style>
    <style:style style:name="T12" style:family="text">
      <style:text-properties style:font-name="Segoe UI" fo:font-size="31.5pt" fo:font-weight="bold" style:font-size-asian="12pt" style:font-weight-asian="bold" style:font-size-complex="12pt" style:font-weight-complex="bold"/>
    </style:style>
    <style:style style:name="T13" style:family="text">
      <style:text-properties style:font-name="Segoe UI" fo:font-weight="bold" style:font-weight-asian="bold" style:font-weight-complex="bold"/>
    </style:style>
    <style:style style:name="T14" style:family="text">
      <style:text-properties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ettign up environment</text:p>
      <text:p text:style-name="P1"/>
      <text:p text:style-name="P1">$ npm install -g typescript</text:p>
      <text:p text:style-name="P1"/>
      <text:p text:style-name="P1">$ tsc -v</text:p>
      <text:p text:style-name="P1"/>
      <text:p text:style-name="P1"/>
      <text:p text:style-name="P2">-- What is TypeScript?</text:p>
      <text:p text:style-name="P1"><text:tab/>TypeScript is a syntactic superset of JavaScript which adds static typing.</text:p>
      <text:p text:style-name="P1"/>
      <text:p text:style-name="P1"><text:tab/>This basically means that TypeScript adds syntax on top of JavaScript, allowing developers to add types.</text:p>
      <text:p text:style-name="P1"/>
      <text:p text:style-name="P1"><text:tab/>TypeScript being a "Syntactic Superset" means that it shares the same base syntax as JavaScript, but adds something to it.</text:p>
      <text:p text:style-name="P1"/>
      <text:p text:style-name="P3">-- Why should I use TypeScript?</text:p>
      <text:p text:style-name="P1"><text:tab/>JavaScript is a loosely typed language. It can be difficult to understand what types of data are being passed around in JavaScript.</text:p>
      <text:p text:style-name="P1"/>
      <text:p text:style-name="P1"><text:tab/>In JavaScript, function parameters and variables don't have any information! So developers need to look at documentation, or guess based on the implementation.</text:p>
      <text:p text:style-name="P1"/>
      <text:p text:style-name="P1"><text:tab/>TypeScript allows specifying the types of data being passed around within the code, and has the ability to report errors when the types don't match.</text:p>
      <text:p text:style-name="P1"/>
      <text:p text:style-name="P1"><text:tab/>For example, TypeScript will report an error when passing a string into a function that expects a number. JavaScript will not.</text:p>
      <text:p text:style-name="P1"/>
      <text:p text:style-name="P1"/>
      <text:p text:style-name="P1">***</text:p>
      <text:p text:style-name="P3">TypeScript uses compile time type checking. Which means it checks if the specified types match before running the code, not while running the code.</text:p>
      <text:p text:style-name="P4"/>
      <text:p text:style-name="P1"/>
      <text:h text:style-name="P17" text:outline-level="2">How do I use TypeScript?</text:h>
      <text:p text:style-name="P10">A common way to use TypeScript is to use the official <text:span text:style-name="T1">TypeScript compiler</text:span>, which <text:span text:style-name="T1">transpiles</text:span> TypeScript code into JavaScript.</text:p>
      <text:p text:style-name="P10"/>
      <text:p text:style-name="P5"><text:line-break/></text:p>
      <text:p text:style-name="P13">Configuring TypeScript Compiler</text:p>
      <text:p text:style-name="P6"/>
      <text:p text:style-name="P7">$ tsc –init</text:p>
      <text:p text:style-name="P7">it will create a configuration file called <text:span text:style-name="T1">tsconfig.json</text:span></text:p>
      <text:p text:style-name="P7"><text:span text:style-name="T1"/></text:p>
      <text:h text:style-name="P19" text:outline-level="1"><text:span text:style-name="T3">TypeScript Simple Types</text:span></text:h>
      <text:p text:style-name="P7"><text:span text:style-name="T11">Java script supports following data types</text:span></text:p>
      <text:p text:style-name="P7"><text:span text:style-name="T13"/></text:p>
      <text:p text:style-name="P7"><text:span text:style-name="T11">number</text:span></text:p>
      <text:p text:style-name="P7"><text:span text:style-name="T11">string</text:span></text:p>
      <text:p text:style-name="P7"><text:span text:style-name="T11">boolean</text:span></text:p>
      <text:p text:style-name="P7"><text:span text:style-name="T11">null</text:span></text:p>
      <text:p text:style-name="P7"><text:span text:style-name="T11">undefined</text:span></text:p>
      <text:p text:style-name="P7"><text:span text:style-name="T11">objects </text:span></text:p>
      <text:p text:style-name="P7"><text:span text:style-name="T13"/></text:p>
      <text:p text:style-name="P7"><text:span text:style-name="T13">…................</text:span></text:p>
      <text:p text:style-name="P7"><text:span text:style-name="T13">…................</text:span></text:p>
      <text:p text:style-name="P7"><text:span text:style-name="T13">….........</text:span></text:p>
      <text:p text:style-name="P7"><text:span text:style-name="T13"/></text:p>
      <text:p text:style-name="P7"><text:span text:style-name="T13"/></text:p>
      <text:h text:style-name="P18" text:outline-level="2"><text:span text:style-name="T1">Type Assignment</text:span></text:h>
      <text:p text:style-name="P9">When creating a variable, there are two main ways TypeScript assigns a type:</text:p>
      <text:list xml:id="list1506025402076840515" text:style-name="L6">
        <text:list-item>
          <text:p text:style-name="P14">Explicit</text:p>
        </text:list-item>
        <text:list-item>
          <text:p text:style-name="P8">Implicit</text:p>
        </text:list-item>
      </text:list>
      <text:p text:style-name="P12"><text:span text:style-name="T4">In both examples below </text:span><text:span text:style-name="Source_20_Text"><text:span text:style-name="T9">firstName</text:span></text:span><text:span text:style-name="T4"> is of type </text:span><text:span text:style-name="Source_20_Text"><text:span text:style-name="T9">string</text:span></text:span></text:p>
      <text:p text:style-name="P7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'courier new', monospace"/>
    <style:font-face style:name="OpenSymbol" svg:font-family="OpenSymbol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 t</meta:initial-creator>
    <meta:creation-date>2024-11-09T14:28:37.84</meta:creation-date>
    <dc:date>2024-11-09T15:18:13.48</dc:date>
    <dc:creator>t t</dc:creator>
    <meta:editing-duration>PT49M37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4" meta:paragraph-count="36" meta:word-count="271" meta:character-count="1685"/>
  </office:meta>
</office:document-meta>
</file>